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4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7"/>
          <table:table-cell office:value-type="string" calcext:value-type="string">
            <text:p>Englisch</text:p>
          </table:table-cell>
          <table:table-cell table:number-columns-repeated="4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150: "* Kris^1! Da bist du^1! Wir schaffen es vielleicht noch!/%",</text:p>
          </table:table-cell>
          <table:table-cell table:number-columns-repeated="7"/>
          <table:table-cell office:value-type="string" calcext:value-type="string">
            <text:p>Zeilennummer 150: "* Kris^1! There you are^1! We might still be able to make it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50: "* Kris..^1. Es ist ein wundervoller Tag heute^1, nicht wahr^5?%",</text:p>
          </table:table-cell>
          <table:table-cell table:number-columns-repeated="7"/>
          <table:table-cell office:value-type="string" calcext:value-type="string">
            <text:p>Zeilennummer 150: "* Kris..^1. It is a beautiful day today^1, is it not^5?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50: "* Ich hoffe es wird auch noch dann so bleiben wenn ASRIEL bald kommt^5.%",</text:p>
          </table:table-cell>
          <table:table-cell table:number-columns-repeated="7"/>
          <table:table-cell office:value-type="string" calcext:value-type="string">
            <text:p>Zeilennummer 150: "* I hope it stays this way when ASRIEL visits next week^5.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50: "* Aber ich frage mich..^1.&amp;* Nach all der Aufregung an der Akademie..^5.%",</text:p>
          </table:table-cell>
          <table:table-cell table:number-columns-repeated="7"/>
          <table:table-cell office:value-type="string" calcext:value-type="string">
            <text:p>Zeilennummer 150: "* But I wonder..^1.&amp;* After the excitement of university..^5.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50: "* ob er sich immer noch freuen wird, nachhause in dieser kleinen Stadt zu kommen...?^9 ^9 %%",</text:p>
          </table:table-cell>
          <table:table-cell table:number-columns-repeated="7"/>
          <table:table-cell office:value-type="string" calcext:value-type="string">
            <text:p>Zeilennummer 150: "* Will he still enjoy coming home to this little town...?^9 ^9 %%",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19:42:46.484000000</meta:creation-date>
    <dc:date>2023-06-18T19:46:17.809000000</dc:date>
    <meta:editing-duration>PT3M31S</meta:editing-duration>
    <meta:editing-cycles>1</meta:editing-cycles>
    <meta:document-statistic meta:table-count="1" meta:cell-count="13" meta:object-count="0"/>
    <meta:generator>LibreOffice/7.4.3.2$Windows_X86_64 LibreOffice_project/1048a8393ae2eeec98dff31b5c133c5f1d08b890</meta:generator>
  </office:meta>
</office:document-meta>
</file>